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2pt" style:font-size-asian="12pt" style:font-size-complex="12pt"/>
    </style:style>
    <style:style style:name="P3" style:family="paragraph" style:parent-style-name="Standard">
      <style:text-properties style:font-name="Consolas"/>
    </style:style>
    <style:style style:name="P4" style:family="paragraph" style:parent-style-name="Standard">
      <style:text-properties fo:color="#000000" style:font-name="Calibri" fo:font-size="12pt" style:font-size-asian="12pt" style:font-size-complex="12pt"/>
    </style:style>
    <style:style style:name="T1" style:family="text">
      <style:text-properties fo:color="#666666"/>
    </style:style>
    <style:style style:name="T2" style:family="text">
      <style:text-properties fo:color="#666666" style:font-name="Consolas" fo:font-size="11pt" style:font-size-asian="11pt" style:font-size-complex="11pt"/>
    </style:style>
    <style:style style:name="T3" style:family="text">
      <style:text-properties fo:color="#666666" fo:font-size="11pt" style:font-size-asian="11pt" style:font-size-complex="11pt"/>
    </style:style>
    <style:style style:name="T4"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 <text:s/><text:tab/>22.19.2017</text:p>
      <text:p text:style-name="P1">Jarkob Lagaly<text:tab/><text:tab/><text:tab/><text:tab/><text:tab/><text:tab/><text:tab/><text:tab/><text:tab/> <text:s text:c="12"/><text:tab/> </text:p>
      <text:p text:style-name="P1">Anh Quang Vu Tuyen 558281</text:p>
      <text:p text:style-name="P1"><text:tab/><text:tab/><text:tab/><text:tab/></text:p>
      <text:p text:style-name="P1"><text:tab/><text:tab/><text:tab/><text:tab/><text:tab/>LabReport1</text:p>
      <text:p text:style-name="P1"/>
      <text:p text:style-name="P1">Lab1 hatte für uns viele kryptische Schichtungen. Mit dem Konzept von Git und vorallem dem Einrichten von Ruby on Rails und dessen Gems musste viel nachgefragt und nachgelesen werden.</text:p>
      <text:p text:style-name="P1">In der ersten Übung konnten wir Git relativ gut einrichten und haben wir herausgefunden, dass es für Git eine GUI gibt, welches vieles vereinfacht. Ruby on Rails machte uns allerdings mehr sorgen. Das gesamte Konstrukt mit Ruby on Rails, dessen Gems auf unseren Pc's zum laufen zu bringen und wie die Tests funktionierten hatte für uns Ausmaße die einer 5 stufigen Schnitzeljagd gleichten. Da die Übungen aber diesmal zweiwöchentlich sind, konnten wir vieles in der zweiten Übung klären.</text:p>
      <text:p text:style-name="P1">Für die Programmieraufgabe mussten wir durch eine relativ große Anpassungsphase . Die Syntax von Ruby war in unseren Augen ungewöhnlich. Da Ruby jedoch eine Script-Sprache ist, konnte man viel rumprobieren, ob etwas funktionierte oder nicht.</text:p>
      <text:p text:style-name="P1">Und keine Semikolons setzen zu müssen fühlt sich an als ob Gott seine Musen auf meinen Laptop verteilt hätte.</text:p>
      <text:p text:style-name="P1">Das Konzept von Getter und Setter war in ziemlich das selbe wie in Java</text:p>
      <text:p text:style-name="P3"><text:span text:style-name="T4"><text:s/></text:span><text:span text:style-name="T3"><text:s/>def name<text:line-break/> <text:s text:c="3"/>@name<text:line-break/> <text:s/>end<text:line-break/><text:line-break/> <text:s/>def name=(value)<text:line-break/> <text:s text:c="3"/>@name = value<text:line-break/> <text:s/>end</text:span></text:p>
      <text:p text:style-name="P1">Jedoch gibt es vieles was in Ruby neu für uns war, wie das Intersecton von Arrays (es gab natürlch auch Methoden, die uns schon bekannt waren, wie .split)</text:p>
      <text:p text:style-name="P1"><text:span text:style-name="T2">def commonHobbies(p2)<text:line-break/> <text:s text:c="3"/>@hobbies &amp; p2.hobbies<text:line-break/> <text:s/>end</text:span> </text:p>
      <text:p text:style-name="P1"/>
      <text:p text:style-name="P1">Auch das Iterieren ist sehr ähnlich von dem was wir gelernt haben</text:p>
      <text:p text:style-name="P1"><text:s/><text:span text:style-name="T2"><text:s/></text:span></text:p>
      <text:p text:style-name="P1"><text:span text:style-name="T2">for p1 in persons</text:span></text:p>
      <text:p text:style-name="P2"><text:span text:style-name="T1"/></text:p>
      <text:p text:style-name="P4">Was uns aber ziemliche Probleme bereitet hat, war es eine Error zu raisen.</text:p>
      <text:p text:style-name="P4">Hierfür mussten wir eine eigene Klasse erstellen und MAD Methods in Initialize! WTF Jakob how?</text:p>
      <text:p text:style-name="P4"><text:s/>Schreib am besten noch was dazu :D</text:p>
      <text:p text:style-name="P4"><text:span text:style-name="T2">def initialize(attributes = {})<text:line-break/> <text:s text:c="3"/>key_array = attributes.keys<text:line-break/> <text:s text:c="3"/>attr_array = Person.public_instance_methods(false).select {|m|<text:line-break/> <text:s text:c="5"/>Person.public_instance_method(m).arity.zero?<text:line-break/> <text:s text:c="3"/>}<text:line-break/> <text:s text:c="3"/>if (key_array - attr_array).size &gt; 0<text:line-break/> <text:s text:c="5"/>raise UnknownAttributeError<text:line-break/> <text:s text:c="3"/>end<text:line-break/> <text:s text:c="3"/>attributes.each {|key, value| send "#{key}=", value}<text:line-break/> <text:s/>end<text:line-break/>class UnknownAttributeError &lt; StandardError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h Quang Vu Tuyen</meta:initial-creator>
    <meta:creation-date>2017-10-22T13:20:23.06</meta:creation-date>
    <meta:document-statistic meta:table-count="0" meta:image-count="0" meta:object-count="0" meta:page-count="1" meta:paragraph-count="20" meta:word-count="312" meta:character-count="2139"/>
    <dc:date>2017-10-22T15:20:10.20</dc:date>
    <dc:creator>Anh Quang Vu Tuyen</dc:creator>
    <meta:editing-duration>PT12M56S</meta:editing-duration>
    <meta:editing-cycles>1</meta:editing-cycles>
    <meta:generator>OpenOffice/4.1.3$Win32 OpenOffice.org_project/413m1$Build-9783</meta:generator>
  </office:meta>
</office:document-meta>
</file>